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innie Kohl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8, 1891</text:p>
      <text:p text:style-name="P5">Month<text:tab/><text:tab/><text:tab/><text:tab/><text:tab/><text:tab/>Octo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. Y. Oct 8[/ inserted by author]91/</text:p>
      <text:p text:style-name="P2">To Dr Morais/</text:p>
      <text:p text:style-name="P2"><text:tab/>Dear Sir/</text:p>
      <text:p text:style-name="P2"><text:tab/><text:tab/>Many thanks/ for your kind but sad/ information, sad as it/ is it releives[sic!] me of a/ terrible anxiety, as I/ know you are a dear/ friend of his, and will/ see that he is comfortable/</text:p>
      <text:p text:style-name="P2"><text:tab/>Will you kindly inform/ me where the Hospital/</text:p>
      <text:p text:style-name="P2"/>
      <text:p text:style-name="P2">[Page 2]</text:p>
      <text:p text:style-name="P2">is, and what hours they/ receive I will be over there/ providing I can see the/ patient, as I am the one/ who has a right to him/ I am his promised wife/ and if you will kindly/ see that he does not want/ for anything, if so I shall/ reimburse you for any out-/lays there might be./</text:p>
      <text:p text:style-name="P2"><text:tab/>Also will you kindly/ inform me, as to his progress/ I hate to ask it, but have/ no acquaintances in your/ City, or if there would/ be any one at the Hospital/ who would keep me/</text:p>
      <text:p text:style-name="P2"><text:soft-page-break/></text:p>
      <text:p text:style-name="P2">[Page 3]</text:p>
      <text:p text:style-name="P2">posted, would not have/ to trouble you, is it/ serious or is there no time/ for delay, kindly inform/ me. <text:s/>Will call on his/ brother today where I might/ get some information./</text:p>
      <text:p text:style-name="P2"><text:tab/>With kindest regards/ I am Yours Respectfully/ Miss Minnie Kohler/ 106 E. 122<text:span text:style-name="T3">nd</text:span><text:span text:style-name="T5"> s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1:55:53.08</meta:creation-date>
    <dc:date>2011-11-29T12:02:02.92</dc:date>
    <dc:creator>Penn Libraries</dc:creator>
    <meta:editing-duration>PT00H06M0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367" meta:character-count="2300"/>
  </office:meta>
</office:document-meta>
</file>